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657b" officeooo:paragraph-rsid="001e657b"/>
    </style:style>
    <style:style style:name="P2" style:family="paragraph" style:parent-style-name="Standard">
      <style:text-properties officeooo:rsid="001e9665" officeooo:paragraph-rsid="001e9665"/>
    </style:style>
    <style:style style:name="P3" style:family="paragraph" style:parent-style-name="Standard">
      <style:text-properties officeooo:rsid="001f70db" officeooo:paragraph-rsid="001f70db"/>
    </style:style>
    <style:style style:name="P4" style:family="paragraph" style:parent-style-name="Standard">
      <style:text-properties officeooo:rsid="002097f7" officeooo:paragraph-rsid="002097f7"/>
    </style:style>
    <style:style style:name="P5" style:family="paragraph" style:parent-style-name="Text_20_body" style:list-style-name="L2">
      <style:text-properties officeooo:rsid="001e657b" officeooo:paragraph-rsid="001e657b"/>
    </style:style>
    <style:style style:name="P6" style:family="paragraph" style:parent-style-name="Text_20_body" style:list-style-name="L1">
      <style:text-properties officeooo:paragraph-rsid="001e657b"/>
    </style:style>
    <style:style style:name="P7" style:family="paragraph" style:parent-style-name="Text_20_body" style:list-style-name="L3">
      <style:text-properties officeooo:rsid="001e9665" officeooo:paragraph-rsid="001e9665"/>
    </style:style>
    <style:style style:name="T1" style:family="text">
      <style:text-properties officeooo:rsid="001e657b"/>
    </style:style>
    <style:style style:name="T2" style:family="text">
      <style:text-properties officeooo:rsid="002097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guntas Adicionales</text:p>
      <text:p text:style-name="P1"/>
      <text:list xml:id="list5105127025462838174" text:style-name="L1">
        <text:list-item>
          <text:p text:style-name="P6"><text:span text:style-name="T1">¿Cuales serían las cualidades para un código limpio?</text:span></text:p>
        </text:list-item>
      </text:list>
      <text:p text:style-name="P1">Algunas de las cualidades que considero que debe tener un código limpio son las siguientes: </text:p>
      <text:p text:style-name="P1">Una escritura clara y significativa de código: dentro de esto se debe tener en cuenta el nombramiento claro y entendible de variables, funciones, clases… de tal manera que el código sea legible y fácil de entender al momento en que alguien requiera consultarlo. Adicional a esto se debe tener en cuenta una buena organización del código, esto se logra a través de una buena estructura, que sea lo más desacoplada y modular posible.</text:p>
      <text:p text:style-name="P1">Así mismo una programación en bloques que permita la reutilización de código y evite la repetición de código. Para lograr esto, se puede utilizar el modelo de interfaces, lo que permite una abstracción del código a partir de contratos, y donde al requerirse un cambio, solo se debe cambiar la implementación interna sin la necesidad de un cambio en el resto de lógica de una aplicación.</text:p>
      <text:p text:style-name="P1"/>
      <text:list xml:id="list58643583452571210" text:style-name="L2">
        <text:list-item>
          <text:p text:style-name="P5">¿Cuales serian los estándares según tú para un buen proyecto?</text:p>
        </text:list-item>
      </text:list>
      <text:p text:style-name="P1">Para esto me apoyaría en parte a la respuesta de la pregunta anterior. Pienso que dentro de los estandares se debe intentar tener un código bastante limpio, y en el desarrollo de este tener buenas prácticas. Lo que permite un entendimiento sencillo del código entre los programadores, de manera que sea sencillo de modificar.</text:p>
      <text:p text:style-name="P2">Previo a la implementación del proyecto, algo fundamental es un buen diseño. A partir de un buen diseño y de iteraciones sobre el diseño, se pueden generar mejores productos y al tiempo permite que el desarrollo e implementación sean mucho más rápidos y organizados. Así mismo, se debe tratar de tener una arquitectura capaz de satisfacer las necesidades del proyecto y de permitir una buena escalabilidad en el momento en que se necesite.</text:p>
      <text:p text:style-name="P2">Finalmente diría que la organización del equipo es bastante importante al momento de iniciar el desarrollo de un proyecto. Si el proyecto es bastante grande se debe tratar de generar modularidad en el desarrollo del proyecto, de manera que se puedan dividir los requerimientos en equipos un poco más pequeños. Así mismo, se debe tener un diseño apropiada para la integración de diferentes servicios.</text:p>
      <text:p text:style-name="P2"/>
      <text:list xml:id="list6479938651261349685" text:style-name="L3">
        <text:list-item>
          <text:p text:style-name="P7">Qué patrones conoce? y utiliza? </text:p>
        </text:list-item>
      </text:list>
      <text:p text:style-name="P3">En cuanto a patrones, estos dependen un poco del tipo de lenguaje y la necesidad de cada servicio. En mi experiencia con los lenguajes que más he interactuado han sido Java y Javascript.Para estos lenguajes he utilizado patrones como los siguientes: </text:p>
      <text:p text:style-name="P3">- Singleton para restringir el uso de ciertas clases a una sola instancia</text:p>
      <text:p text:style-name="P3">- Patrón Composite para la composición de objetos a través de otros más pequeños y reutilizar de esta maner código.</text:p>
      <text:p text:style-name="P3">-El patrón Fachada o Facade para lograr desacoplar subsistemas.</text:p>
      <text:p text:style-name="P3">- <text:span text:style-name="T2">Modelo Vista Controlador que es tal vez uno de los más utilizados, de manera que la infromación se pueda separar de los eventos y se pueda mostrar de forma adecuada.</text:span></text:p>
      <text:p text:style-name="P3">- <text:span text:style-name="T2">El patrón Observable que es bastante útil en ciertos tipos de apliaciones, ya que permite notificar a diferentes servicios sobre elcambio en algún componente.</text:span></text:p>
      <text:p text:style-name="P3"/>
      <text:p text:style-name="P4">En general he utilizado algunos otros patrones de diseño, pero traté de destacar los que me han generado mayor impacto en mis proyectos, y que considero más relev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3:44:00.958601684</meta:creation-date>
    <dc:date>2019-04-15T04:20:20.781618173</dc:date>
    <meta:editing-duration>PT13M47S</meta:editing-duration>
    <meta:editing-cycles>3</meta:editing-cycles>
    <meta:generator>LibreOffice/5.1.6.2$Linux_X86_64 LibreOffice_project/10m0$Build-2</meta:generator>
    <meta:document-statistic meta:table-count="0" meta:image-count="0" meta:object-count="0" meta:page-count="1" meta:paragraph-count="17" meta:word-count="540" meta:character-count="3237" meta:non-whitespace-character-count="2714"/>
  </office:meta>
</office:document-meta>
</file>